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urier New" svg:font-family="'Curier New'"/>
    <style:font-face style:name="Times New Roman2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22in" style:rel-column-width="17353*"/>
    </style:style>
    <style:style style:name="Table1.C" style:family="table-column">
      <style:table-column-properties style:column-width="1.9681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style style:name="P2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text-transform="uppercase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1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4" style:family="paragraph" style:parent-style-name="Table_20_Contents">
      <style:text-properties officeooo:rsid="001ad014" officeooo:paragraph-rsid="001ad014"/>
    </style:style>
    <style:style style:name="P15" style:family="paragraph" style:parent-style-name="Table_20_Contents">
      <style:text-properties fo:font-size="14pt" officeooo:rsid="001ad014" officeooo:paragraph-rsid="001ad014" style:font-size-asian="12.25pt" style:font-size-complex="14pt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1ad014" officeooo:paragraph-rsid="001ad014" style:font-size-asian="14pt" style:font-size-complex="14pt"/>
    </style:style>
    <style:style style:name="P18" style:family="paragraph" style:parent-style-name="Table_20_Contents">
      <style:text-properties fo:font-size="14pt" officeooo:rsid="001b943e" officeooo:paragraph-rsid="001b943e" style:font-size-asian="14pt" style:font-size-complex="14pt"/>
    </style:style>
    <style:style style:name="P1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ad014"/>
    </style:style>
    <style:style style:name="P21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</style:style>
    <style:style style:name="P2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1ad014"/>
    </style:style>
    <style:style style:name="P24" style:family="paragraph" style:parent-style-name="Times14_5f_РИО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urier New" fo:font-size="12pt" style:font-size-asian="12pt" style:font-size-complex="12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style:font-weight-complex="normal"/>
    </style:style>
    <style:style style:name="T5" style:family="text">
      <style:text-properties fo:text-transform="uppercase" style:font-name="Times New Roman2" fo:font-size="14pt" style:font-size-asian="14pt" style:font-size-complex="14pt" style:font-weight-complex="normal"/>
    </style:style>
    <style:style style:name="T6" style:family="text">
      <style:text-properties fo:text-transform="uppercase" style:font-name="Times New Roman2" fo:font-size="14pt" officeooo:rsid="001ad014" style:font-size-asian="14pt" style:font-size-complex="14pt" style:font-weight-complex="normal"/>
    </style:style>
    <style:style style:name="T7" style:family="text">
      <style:text-properties fo:text-transform="uppercase" style:font-name="Times New Roman2" fo:font-size="14pt" fo:language="en" fo:country="US" style:font-size-asian="14pt" style:font-size-complex="14pt" style:font-weight-complex="normal"/>
    </style:style>
    <style:style style:name="T8" style:family="text">
      <style:text-properties fo:text-transform="uppercase" style:font-name="Times New Roman2" fo:font-size="14pt" fo:language="en" fo:country="US" officeooo:rsid="001ad014" style:font-size-asian="14pt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14pt" style:font-weight-complex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color="#ff0000" loext:opacity="100%" fo:font-size="14pt" fo:font-weight="bold" style:font-size-asian="14pt" style:font-weight-asian="bold" style:font-size-complex="14pt"/>
    </style:style>
    <style:style style:name="T14" style:family="text">
      <style:text-properties fo:color="#000000" loext:opacity="100%" fo:font-size="14pt" fo:font-weight="bold" style:font-size-asian="14pt" style:font-weight-asian="bold" style:font-size-complex="14pt"/>
    </style:style>
    <style:style style:name="T15" style:family="text">
      <style:text-properties fo:font-variant="normal" fo:text-transform="none" fo:font-size="14pt" style:font-size-asian="14pt" style:font-size-complex="14pt"/>
    </style:style>
    <style:style style:name="T16" style:family="text">
      <style:text-properties fo:language="en" fo:country="US"/>
    </style:style>
    <style:style style:name="T17" style:family="text">
      <style:text-properties style:font-name="Times New Roman2" fo:font-size="14pt" fo:language="en" fo:country="US" officeooo:rsid="001ad014" style:font-size-asian="14pt" style:font-size-complex="14pt"/>
    </style:style>
    <style:style style:name="T18" style:family="text">
      <style:text-properties officeooo:rsid="001ad014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9">Кафедра МО ЭВМ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3">отчет</text:span></text:span></text:p>
      <text:p text:style-name="P3"><text:span text:style-name="T9">по лабораторной работе</text:span><text:span text:style-name="T13"> </text:span><text:span text:style-name="T9">№1</text:span></text:p>
      <text:p text:style-name="P3"><text:span text:style-name="T9">по дисциплине </text:span><text:span text:style-name="T14">«Алгоритмы и структуры данных»</text:span></text:p>
      <text:p text:style-name="P3"><text:span text:style-name="Book_20_Title"><text:span text:style-name="T15">Тема: 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04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Атаманов С.Д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Филатов Ар. Ю.</text:p>
          </table:table-cell>
        </table:table-row>
      </table:table>
      <text:p text:style-name="P9"/>
      <text:p text:style-name="P9"/>
      <text:p text:style-name="P3"><text:span text:style-name="T11">Санкт-Петербург</text:span></text:p>
      <text:p text:style-name="P3"><text:span text:style-name="T11">2020</text:span></text:p>
      <text:p text:style-name="P10"><text:span text:style-name="T9">Цель работы.</text:span></text:p>
      <text:p text:style-name="P11"><text:span text:style-name="T10">Изучить основы работы с рекурсией на примере языка С++.</text:span></text:p>
      <text:p text:style-name="P11"><text:span text:style-name="T9">Задание.</text:span></text:p>
      <text:p text:style-name="P11"><text:span text:style-name="T10">Вариант 1.</text:span></text:p>
      <text:p text:style-name="P11"><text:span text:style-name="T10">Для заданных неотрицательных чисел </text:span><text:span text:style-name="T12">n</text:span><text:span text:style-name="T10"> и </text:span><text:span text:style-name="T12">m</text:span><text:span text:style-name="T10"> вычислить (рекурсивно) биноминальные коэффициенты, пользуясь их определением:</text:span></text:p>
      <text:p text:style-name="P12"><draw:frame draw:style-name="fr1" draw:name="Object1" text:anchor-type="as-char" svg:width="2.6126in" svg:height="0.679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span text:style-name="T9">Выполнение работы.</text:span></text:p>
      <text:p text:style-name="P11"><text:span text:style-name="T10">Для работы алгоритма был создан класс </text:span><text:span text:style-name="T12">Combination</text:span><text:span text:style-name="T10">, который имеет 3 публичных поля: переменная типа </text:span><text:span text:style-name="T12">unsigned</text:span><text:span text:style-name="T10"> </text:span><text:span text:style-name="T12">long</text:span><text:span text:style-name="T10"> </text:span><text:span text:style-name="T12">long</text:span><text:span text:style-name="T10"> </text:span><text:span text:style-name="T12">int</text:span><text:span text:style-name="T10"> </text:span><text:span text:style-name="T12">C</text:span><text:span text:style-name="T10">, которое хранит в себе сам биноминальный коэффициент, по умолчанию инициализировано нулем; переменные типа </text:span><text:span text:style-name="T12">int</text:span><text:span text:style-name="T10"> </text:span><text:span text:style-name="T12">n</text:span><text:span text:style-name="T10"> и </text:span><text:span text:style-name="T12">m</text:span><text:span text:style-name="T10">, которые хранят в себе числа </text:span><text:span text:style-name="T12">m</text:span><text:span text:style-name="T10">, и </text:span><text:span text:style-name="T12">n</text:span><text:span text:style-name="T10"> соответственно. Также в классе реализована рекурсивная функция </text:span><text:span text:style-name="T12">unsigned</text:span><text:span text:style-name="T10"> </text:span><text:span text:style-name="T12">long</text:span><text:span text:style-name="T10"> </text:span><text:span text:style-name="T12">long</text:span><text:span text:style-name="T10"> </text:span><text:span text:style-name="T12">int</text:span><text:span text:style-name="T10"> </text:span><text:span text:style-name="T12">combination</text:span><text:span text:style-name="T10">(</text:span><text:span text:style-name="T12">int</text:span><text:span text:style-name="T10"> </text:span><text:span text:style-name="T12">n</text:span><text:span text:style-name="T10">, </text:span><text:span text:style-name="T12">int</text:span><text:span text:style-name="T10"> </text:span><text:span text:style-name="T12">m</text:span><text:span text:style-name="T10">), которая выполняет рекурсивный подсчет биноминального коэффициента, исходя из его определения: функция возвращает 1, если </text:span><text:span text:style-name="T12">m</text:span><text:span text:style-name="T10">=0 и </text:span><text:span text:style-name="T12">n</text:span><text:span text:style-name="T10">&gt;0 или если </text:span><text:span text:style-name="T12">m</text:span><text:span text:style-name="T10">=</text:span><text:span text:style-name="T12">n</text:span><text:span text:style-name="T10">&gt;=0; 0, если </text:span><text:span text:style-name="T12">m</text:span><text:span text:style-name="T10">&gt;</text:span><text:span text:style-name="T12">n</text:span><text:span text:style-name="T10">&gt;=0; и сумму вызова двух функций </text:span><text:span text:style-name="T12">combination</text:span><text:span text:style-name="T10">() с переменными </text:span><text:span text:style-name="T12">m</text:span><text:span text:style-name="T10">-1, </text:span><text:span text:style-name="T12">n</text:span><text:span text:style-name="T10">-1 и </text:span><text:span text:style-name="T12">m</text:span><text:span text:style-name="T10">, </text:span><text:span text:style-name="T12">n</text:span><text:span text:style-name="T10">-1.</text:span></text:p>
      <text:p text:style-name="P11"><text:span text:style-name="T10">В функции </text:span><text:span text:style-name="T12">main</text:span><text:span text:style-name="T10">() производится чтение аргументов командной строки, присваивание полям </text:span><text:span text:style-name="T12">m</text:span><text:span text:style-name="T10"> и </text:span><text:span text:style-name="T12">n</text:span><text:span text:style-name="T10"> класса </text:span><text:span text:style-name="T12">Combination</text:span><text:span text:style-name="T10"> значений которые были переданы программе. Если количество аргументов не равно двух, выводится сообщение о нехватке аргументов и выполнение программы прекращается. Затем производится вызов функции </text:span><text:span text:style-name="T12">combination</text:span><text:span text:style-name="T10">() и вывод значения биноминального коэффициента в </text:span><text:span text:style-name="T12">stdout</text:span><text:span text:style-name="T10">.</text:span></text:p>
      <text:p text:style-name="P11"><text:span text:style-name="T10">Сама программа получает на вход два числа, переданные как аргументы командной строки. Результат программа выводит в стандартный поток вывода.</text:span></text:p>
      <text:p text:style-name="P11"><text:span text:style-name="T10">Разработанный программный код смотри в приложении А.</text:span></text:p>
      <text:p text:style-name="P11"><text:span text:style-name="T9">Тестирование.</text:span></text:p>
      <text:p text:style-name="P11"><text:soft-page-break/><text:span text:style-name="T10">Для тестирования был написан </text:span><text:span text:style-name="T12">bash</text:span><text:span text:style-name="T10">-скрипт, который создает файл для записи выходных данных, затем передает программе данные для тестирования, сравнивает выходные данные с истинным данными, которые записаны в файле с ответами и, в зависимости от ответа, приписывает к выходным данным лейбл “</text:span><text:span text:style-name="T12">Correct</text:span><text:span text:style-name="T10">”, если ответ верный и “</text:span><text:span text:style-name="T12">Incorrect</text:span><text:span text:style-name="T10">”, если ответ неверный.</text:span></text:p>
      <text:p text:style-name="P11"><text:span text:style-name="T10">Результаты тестирования смотри в приложении Б.</text:span></text:p>
      <text:p text:style-name="P11"><text:span text:style-name="T9">Выводы.</text:span></text:p>
      <text:p text:style-name="P11"><text:span text:style-name="T10">В ходе выполнения работы были изучены основы работы с рекурсивными алгоритмами и разработана программа на языке С++, которая рекурсивно вычисляет биноминальные коэффициенты.</text:span></text:p>
      <text:p text:style-name="P5"><text:span text:style-name="Book_20_Title"><text:span text:style-name="T4"/></text:span></text:p>
      <text:p text:style-name="P22"><text:span text:style-name="Book_20_Title"><text:span text:style-name="T4">Приложение А.</text:span></text:span></text:p>
      <text:p text:style-name="P19"><text:span text:style-name="Book_20_Title"><text:span text:style-name="T4">Исходный код программы.</text:span></text:span></text:p>
      <text:p text:style-name="P21">Название<text:span text:style-name="T16"> </text:span>файла<text:span text:style-name="T16">: main.cpp</text:span></text:p>
      <text:p text:style-name="P24"><text:span text:style-name="T16">#include &lt;iostream&gt;</text:span></text:p>
      <text:p text:style-name="P24"><text:span text:style-name="T16">class Combination{</text:span></text:p>
      <text:p text:style-name="P24"><text:span text:style-name="T16"><text:tab/></text:span></text:p>
      <text:p text:style-name="P24"><text:span text:style-name="T16">public:</text:span></text:p>
      <text:p text:style-name="P24"><text:span text:style-name="T16"><text:tab/>unsigned long long int C = 0;</text:span></text:p>
      <text:p text:style-name="P24"><text:span text:style-name="T16"><text:tab/>int n;</text:span></text:p>
      <text:p text:style-name="P24"><text:span text:style-name="T16"><text:tab/>int m;</text:span></text:p>
      <text:p text:style-name="P24"><text:span text:style-name="T16"><text:tab/>unsigned long long int combination(int n, int m){</text:span></text:p>
      <text:p text:style-name="P24"><text:span text:style-name="T16"><text:s text:c="4"/>if((m == 0 &amp;&amp; n&gt;0) || (m == n &amp;&amp; n&gt;=0))</text:span></text:p>
      <text:p text:style-name="P24"><text:span text:style-name="T16"><text:tab/><text:tab/>return 1;</text:span></text:p>
      <text:p text:style-name="P24"><text:span text:style-name="T16"><text:tab/>else if(m &gt; n &amp;&amp; n &gt;=0)</text:span></text:p>
      <text:p text:style-name="P24"><text:span text:style-name="T16"><text:tab/><text:tab/>return 0;</text:span></text:p>
      <text:p text:style-name="P24"><text:span text:style-name="T16"><text:tab/>else</text:span></text:p>
      <text:p text:style-name="P24"><text:span text:style-name="T16"><text:tab/><text:tab/>return combination(n-1, m-1) + combination(n-1, m);</text:span></text:p>
      <text:p text:style-name="P24"><text:span text:style-name="T16"><text:s text:c="4"/>}</text:span></text:p>
      <text:p text:style-name="P24"><text:span text:style-name="T16">};</text:span></text:p>
      <text:p text:style-name="P24"/>
      <text:p text:style-name="P24"><text:span text:style-name="T16">int main(int argc, char* argv[]){</text:span></text:p>
      <text:p text:style-name="P24"><text:span text:style-name="T16"><text:tab/>Combination newton;</text:span></text:p>
      <text:p text:style-name="P24"><text:span text:style-name="T16"><text:tab/>if(argc!=3){</text:span></text:p>
      <text:p text:style-name="P24"><text:span text:style-name="T16"><text:tab/><text:tab/>std::cout &lt;&lt; "Don't have enough argument's\n";</text:span></text:p>
      <text:p text:style-name="P24"><text:span text:style-name="T16"><text:tab/><text:tab/>return 0;</text:span></text:p>
      <text:p text:style-name="P24"><text:span text:style-name="T16"><text:tab/>}</text:span></text:p>
      <text:p text:style-name="P24"><text:span text:style-name="T16"><text:tab/>newton.n = atoi(argv[1]);</text:span></text:p>
      <text:p text:style-name="P24"><text:span text:style-name="T16"><text:tab/>newton.m = atoi(argv[2]);</text:span></text:p>
      <text:p text:style-name="P24"/>
      <text:p text:style-name="P24"><text:span text:style-name="T16"><text:tab/>newton.C = newton.combination(newton.n, newton.m);</text:span></text:p>
      <text:p text:style-name="P24"><text:span text:style-name="T16"><text:tab/>std::cout &lt;&lt; newton.C &lt;&lt; "\n";</text:span></text:p>
      <text:p text:style-name="P24"><text:span text:style-name="T16"><text:tab/>return 0;</text:span></text:p>
      <text:p text:style-name="P24"><text:span text:style-name="T16">}#include &lt;iostream&gt;</text:span></text:p>
      <text:p text:style-name="P24"><text:span text:style-name="T16">class Combination{</text:span></text:p>
      <text:p text:style-name="P24"><text:span text:style-name="T16"><text:tab/></text:span></text:p>
      <text:p text:style-name="P24"><text:span text:style-name="T16">public:</text:span></text:p>
      <text:p text:style-name="P24"><text:span text:style-name="T16"><text:tab/>unsigned long long int C = 0;</text:span></text:p>
      <text:p text:style-name="P24"><text:span text:style-name="T16"><text:tab/>int n;</text:span></text:p>
      <text:p text:style-name="P24"><text:span text:style-name="T16"><text:tab/>int m;</text:span></text:p>
      <text:p text:style-name="P24"><text:span text:style-name="T16"><text:tab/>unsigned long long int combination(int n, int m){</text:span></text:p>
      <text:p text:style-name="P24"><text:span text:style-name="T16"><text:s text:c="4"/>if((m == 0 &amp;&amp; n&gt;0) || (m == n &amp;&amp; n&gt;=0))</text:span></text:p>
      <text:p text:style-name="P24"><text:span text:style-name="T16"><text:tab/><text:tab/>return 1;</text:span></text:p>
      <text:p text:style-name="P24"><text:span text:style-name="T16"><text:tab/>else if(m &gt; n &amp;&amp; n &gt;=0)</text:span></text:p>
      <text:p text:style-name="P24"><text:span text:style-name="T16"><text:tab/><text:tab/>return 0;</text:span></text:p>
      <text:p text:style-name="P24"><text:span text:style-name="T16"><text:tab/>else</text:span></text:p>
      <text:p text:style-name="P24"><text:span text:style-name="T16"><text:tab/><text:tab/>return combination(n-1, m-1) + combination(n-1, m);</text:span></text:p>
      <text:p text:style-name="P24"><text:span text:style-name="T16"><text:s text:c="4"/>}</text:span></text:p>
      <text:p text:style-name="P24"><text:span text:style-name="T16">};</text:span></text:p>
      <text:p text:style-name="P24"/>
      <text:p text:style-name="P24"><text:soft-page-break/><text:span text:style-name="T16">int main(int argc, char* argv[]){</text:span></text:p>
      <text:p text:style-name="P24"><text:span text:style-name="T16"><text:tab/>Combination newton;</text:span></text:p>
      <text:p text:style-name="P24"><text:span text:style-name="T16"><text:tab/>if(argc!=3){</text:span></text:p>
      <text:p text:style-name="P24"><text:span text:style-name="T16"><text:tab/><text:tab/>std::cout &lt;&lt; "Don't have enough argument's\n";</text:span></text:p>
      <text:p text:style-name="P24"><text:span text:style-name="T16"><text:tab/><text:tab/>return 0;</text:span></text:p>
      <text:p text:style-name="P24"><text:span text:style-name="T16"><text:tab/>}</text:span></text:p>
      <text:p text:style-name="P24"><text:span text:style-name="T16"><text:tab/>newton.n = atoi(argv[1]);</text:span></text:p>
      <text:p text:style-name="P24"><text:span text:style-name="T16"><text:tab/>newton.m = atoi(argv[2]);</text:span></text:p>
      <text:p text:style-name="P24"/>
      <text:p text:style-name="P24"><text:span text:style-name="T16"><text:tab/>newton.C = newton.combination(newton.n, newton.m);</text:span></text:p>
      <text:p text:style-name="P24"><text:span text:style-name="T16"><text:tab/>std::cout &lt;&lt; newton.C &lt;&lt; "\n";</text:span></text:p>
      <text:p text:style-name="P24"><text:span text:style-name="T16"><text:tab/>return 0;</text:span></text:p>
      <text:p text:style-name="P24"><text:span text:style-name="T16">}</text:span></text:p>
      <text:p text:style-name="P23"><text:span text:style-name="Book_20_Title"><text:span text:style-name="T5">Приложение </text:span></text:span><text:span text:style-name="Book_20_Title"><text:span text:style-name="T6">Б</text:span></text:span><text:span text:style-name="Book_20_Title"><text:span text:style-name="T5">.</text:span></text:span></text:p>
      <text:p text:style-name="P20"><text:span text:style-name="Book_20_Title"><text:span text:style-name="T8">РЕзультаты </text:span></text:span><text:span text:style-name="Book_20_Title"><text:span text:style-name="T17">ТЕСТИРОВАНИЯ</text:span></text:span><text:span text:style-name="Book_20_Title"><text:span text:style-name="T7">.</text:span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Входные данные</text:p>
          </table:table-cell>
          <table:table-cell table:style-name="Table2.A1" office:value-type="string">
            <text:p text:style-name="P14">Выходные данные</text:p>
          </table:table-cell>
          <table:table-cell table:style-name="Table2.C1" office:value-type="string">
            <text:p text:style-name="P14">Комментарий</text:p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Don’t have enough argument’s</text:p>
          </table:table-cell>
          <table:table-cell table:style-name="Table2.C2" office:value-type="string">
            <text:p text:style-name="P17">Вывод для проверки поведения программы при неправильных значениях</text:p>
          </table:table-cell>
        </table:table-row>
        <table:table-row>
          <table:table-cell table:style-name="Table2.A2" office:value-type="string">
            <text:p text:style-name="P17">0 0</text:p>
          </table:table-cell>
          <table:table-cell table:style-name="Table2.A2" office:value-type="string">
            <text:p text:style-name="P17">1</text:p>
          </table:table-cell>
          <table:table-cell table:style-name="Table2.C2" office:value-type="string">
            <text:p text:style-name="P17">Проверка ввода одинаковых значений m и n</text:p>
          </table:table-cell>
        </table:table-row>
        <table:table-row>
          <table:table-cell table:style-name="Table2.A2" office:value-type="string">
            <text:p text:style-name="P17">0 1</text:p>
          </table:table-cell>
          <table:table-cell table:style-name="Table2.A2" office:value-type="string">
            <text:p text:style-name="P17">0</text:p>
          </table:table-cell>
          <table:table-cell table:style-name="Table2.C2" office:value-type="string">
            <text:p text:style-name="P17">Проверка ввода <text:s/>при m&gt;n</text:p>
          </table:table-cell>
        </table:table-row>
        <table:table-row>
          <table:table-cell table:style-name="Table2.A2" office:value-type="string">
            <text:p text:style-name="P17">1 0</text:p>
          </table:table-cell>
          <table:table-cell table:style-name="Table2.A2" office:value-type="string">
            <text:p text:style-name="P17">1</text:p>
          </table:table-cell>
          <table:table-cell table:style-name="Table2.C2" office:value-type="string">
            <text:p text:style-name="P16"><text:s/><text:span text:style-name="T18">Простейший тест</text:span></text:p>
          </table:table-cell>
        </table:table-row>
        <table:table-row>
          <table:table-cell table:style-name="Table2.A2" office:value-type="string">
            <text:p text:style-name="P17">5 4 </text:p>
          </table:table-cell>
          <table:table-cell table:style-name="Table2.A2" office:value-type="string">
            <text:p text:style-name="P17">5</text:p>
          </table:table-cell>
          <table:table-cell table:style-name="Table2.C2" office:value-type="string">
            <text:p text:style-name="P17">Вычисление коэффициента</text:p>
          </table:table-cell>
        </table:table-row>
        <table:table-row>
          <table:table-cell table:style-name="Table2.A2" office:value-type="string">
            <text:p text:style-name="P17">10 3</text:p>
          </table:table-cell>
          <table:table-cell table:style-name="Table2.A2" office:value-type="string">
            <text:p text:style-name="P17">120</text:p>
          </table:table-cell>
          <table:table-cell table:style-name="Table2.C2" office:value-type="string">
            <text:p text:style-name="P17">Вычисление коэффициента</text:p>
          </table:table-cell>
        </table:table-row>
        <table:table-row>
          <table:table-cell table:style-name="Table2.A2" office:value-type="string">
            <text:p text:style-name="P17">13 4 </text:p>
          </table:table-cell>
          <table:table-cell table:style-name="Table2.A2" office:value-type="string">
            <text:p text:style-name="P17">715</text:p>
          </table:table-cell>
          <table:table-cell table:style-name="Table2.C2" office:value-type="string">
            <text:p text:style-name="P17">Вычисление коэффициента</text:p>
          </table:table-cell>
        </table:table-row>
        <table:table-row>
          <table:table-cell table:style-name="Table2.A2" office:value-type="string">
            <text:p text:style-name="P17">12 13</text:p>
          </table:table-cell>
          <table:table-cell table:style-name="Table2.A2" office:value-type="string">
            <text:p text:style-name="P17">0</text:p>
          </table:table-cell>
          <table:table-cell table:style-name="Table2.C2" office:value-type="string">
            <text:p text:style-name="P17">Проверка ввода при m&gt;n</text:p>
          </table:table-cell>
        </table:table-row>
        <table:table-row>
          <table:table-cell table:style-name="Table2.A2" office:value-type="string">
            <text:p text:style-name="P17">30 15 </text:p>
          </table:table-cell>
          <table:table-cell table:style-name="Table2.A2" office:value-type="string">
            <text:p text:style-name="P17">541931236</text:p>
          </table:table-cell>
          <table:table-cell table:style-name="Table2.C2" office:value-type="string">
            <text:p text:style-name="P17">Вычисление больших значений</text:p>
          </table:table-cell>
        </table:table-row>
        <table:table-row>
          <table:table-cell table:style-name="Table2.A2" office:value-type="string">
            <text:p text:style-name="P17">100 93</text:p>
          </table:table-cell>
          <table:table-cell table:style-name="Table2.A2" office:value-type="string">
            <text:p text:style-name="P17">155117520</text:p>
          </table:table-cell>
          <table:table-cell table:style-name="Table2.C2" office:value-type="string">
            <text:p text:style-name="P17">Вычисление больших значений</text:p>
          </table:table-cell>
        </table:table-row>
        <table:table-row>
          <table:table-cell table:style-name="Table2.A2" office:value-type="string">
            <text:p text:style-name="P18">100 93</text:p>
          </table:table-cell>
          <table:table-cell table:style-name="Table2.A2" office:value-type="string">
            <text:p text:style-name="P18">16007560800</text:p>
          </table:table-cell>
          <table:table-cell table:style-name="Table2.C2" office:value-type="string">
            <text:p text:style-name="P18">Вычисление большого самого большого значения</text:p>
          </table:table-cell>
        </table:table-row>
        <table:table-row>
          <table:table-cell table:style-name="Table2.A2" office:value-type="string">
            <text:p text:style-name="P18">100 500</text:p>
          </table:table-cell>
          <table:table-cell table:style-name="Table2.A2" office:value-type="string">
            <text:p text:style-name="P18">0</text:p>
          </table:table-cell>
          <table:table-cell table:style-name="Table2.C2" office:value-type="string">
            <text:p text:style-name="P18">Проверка большого значения при m&gt;n</text:p>
          </table:table-cell>
        </table:table-row>
      </table:table>
      <text:p text:style-name="P20"><text:span text:style-name="Book_20_Title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urier New" svg:font-family="'Curier New'"/>
    <style:font-face style:name="Times New Roman2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 style:list-style-name="WWNum1">
      <style:paragraph-properties fo:margin-left="0.5in" fo:margin-right="0in" fo:margin-top="0.1945in" fo:margin-bottom="0.1945in" style:contextual-spacing="false" fo:text-indent="0in" style:auto-text-indent="false">
        <style:tab-stops>
          <style:tab-stop style:position="0.5in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style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style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style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style:contextual-spacing="false"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style:text-position="sub 58%" style:font-name="Times New Roman1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in" fo:margin-bottom="0in" style:contextual-spacing="false" fo:text-align="start" style:justify-single-word="false" fo:orphans="2" fo:widows="2" fo:padding="0.4307in" fo:border="none" style:shadow="none" style:writing-mode="lr-tb"/>
      <style:text-properties fo:color="#000000" loext:opacity="100%" style:font-name="Helvetica" fo:font-family="Helvetica" style:font-family-generic="roman" style:font-pitch="variable" style:font-name-asian="Times New Roman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in" fo:margin-bottom="0in" style:contextual-spacing="false"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roman" style:font-pitch="variable" fo:font-size="12pt" style:text-underline-style="none" style:font-name-asian="Times New Roman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945in" fo:margin-bottom="0.1945in" style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style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3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style:contextual-spacing="false"/>
    </style:style>
    <style:style style:name="caption" style:family="paragraph" style:parent-style-name="Standard" style:nex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 style:rfc-language-tag-asian="x-none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letter-kerning="true" style:font-name-asian="Times New Roman" style:font-family-asian="'Times New Roman'" style:font-family-generic-asian="system" style:font-pitch-asian="variable" style:font-size-asian="14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1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1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1" fo:font-family="'Times New Roman'" style:font-family-generic="roman" style:font-pitch="variable" style:text-underline-style="none" style:font-name-complex="Times New Roman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1" fo:font-family="'Times New Roman'" style:font-family-generic="roman" style:font-pitch="variable" fo:background-color="#ffffff" style:font-name-complex="Times New Roman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font-size-complex="12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ПРОЕКТ ЛЭТИ</dc:title>
    <meta:initial-creator>SAP</meta:initial-creator>
    <meta:editing-cycles>4</meta:editing-cycles>
    <meta:print-date>2015-07-17T09:06:00</meta:print-date>
    <meta:creation-date>2020-10-06T13:19:00</meta:creation-date>
    <dc:date>2020-10-06T21:18:17.597362068</dc:date>
    <meta:editing-duration>PT29M44S</meta:editing-duration>
    <meta:generator>LibreOffice/7.0.1.2$Linux_X86_64 LibreOffice_project/88a63c56098013eb4038e11ebe7c8c0daab09aa8</meta:generator>
    <meta:document-statistic meta:table-count="2" meta:image-count="0" meta:object-count="1" meta:page-count="6" meta:paragraph-count="132" meta:word-count="597" meta:character-count="4062" meta:non-whitespace-character-count="3517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sup>
        <mi>C</mi>
        <mi>n</mi>
        <mi>m</mi>
      </msubsup>
      <mo stretchy="false">=</mo>
      <mrow>
        <mo fence="true" stretchy="true">{</mo>
        <mrow>
          <mtable>
            <mtr>
              <mtd>
                <mrow>
                  <mn>1</mn>
                  <mi>,</mi>
                  <mi mathvariant="italic">если</mi>
                  <mrow>
                    <mi>m</mi>
                    <mo stretchy="false">=</mo>
                    <mn>0</mn>
                  </mrow>
                  <mi>,</mi>
                  <mrow>
                    <mi>n</mi>
                    <mo stretchy="false">&gt;</mo>
                    <mn>0</mn>
                  </mrow>
                  <mi mathvariant="italic">или</mi>
                  <mrow>
                    <mi>m</mi>
                    <mo stretchy="false">=</mo>
                    <mi>n</mi>
                  </mrow>
                  <mi>≥</mi>
                  <mn>0</mn>
                  <mi>,</mi>
                </mrow>
              </mtd>
            </mtr>
            <mtr>
              <mtd>
                <mrow>
                  <mn>0</mn>
                  <mi>,</mi>
                  <mi mathvariant="italic">если</mi>
                  <mrow>
                    <mi>m</mi>
                    <mo stretchy="false">&gt;</mo>
                    <mi>n</mi>
                  </mrow>
                  <mi>≥</mi>
                  <mn>0</mn>
                  <mi>,</mi>
                </mrow>
              </mtd>
            </mtr>
            <mtr>
              <mtd>
                <mrow>
                  <mrow>
                    <msubsup>
                      <mi>C</mi>
                      <mrow>
                        <mi>n</mi>
                        <mo stretchy="false">−</mo>
                        <mn>1</mn>
                      </mrow>
                      <mrow>
                        <mi>m</mi>
                        <mo stretchy="false">−</mo>
                        <mn>1</mn>
                      </mrow>
                    </msubsup>
                    <mo stretchy="false">+</mo>
                    <msubsup>
                      <mi>C</mi>
                      <mrow>
                        <mi>n</mi>
                        <mo stretchy="false">−</mo>
                        <mn>1</mn>
                      </mrow>
                      <mi>m</mi>
                    </msubsup>
                  </mrow>
                  <mi>в</mi>
                  <mi mathvariant="italic">остальных</mi>
                  <mi mathvariant="italic">случаях</mi>
                </mrow>
              </mtd>
            </mtr>
          </mtable>
        </mrow>
      </mrow>
    </mrow>
    <annotation encoding="StarMath 5.0">{C} rsub {n} rsup {m} = left lbrace stack { 1, если  m=0, n&gt;0  или  m=n≥0, # 0, если m&gt;n≥0, # {C} rsub {n-1} rsup {m-1} + {C} rsub {n-1} rsup {m}  в остальных случаях } right none</annotation>
  </semantics>
</math>
</file>